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arial1" fo:font-size="12pt" fo:letter-spacing="normal" fo:font-style="normal" fo:font-weight="normal"/>
    </style:style>
    <style:style style:name="P2" style:family="paragraph" style:parent-style-name="Standard">
      <style:paragraph-properties fo:orphans="2" fo:widows="2"/>
      <style:text-properties style:font-name="arial1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1" fo:font-size="13.3500003814697pt" fo:letter-spacing="normal" fo:font-style="normal" fo:font-weight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arial1" fo:font-size="12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 method to apply convolution</text:p>
      <text:p text:style-name="P1">Input: kernel matrix, ImageAbstraction class (i'm still implementing this one)</text:p>
      <text:p text:style-name="P1">Output: change the ImageAbstraction class instance passed as argument setting new color  intensities.</text:p>
      <text:p text:style-name="P2"/>
      <text:p text:style-name="P1">class ImageAbstraction {</text:p>
      <text:p text:style-name="P1">//color, 0-Red 1-Green 2-Blue</text:p>
      <text:p text:style-name="P1">getColorIntensity(int color,int x,int y);</text:p>
      <text:p text:style-name="P1">setColorIntensity(int color,int x,int y)</text:p>
      <text:p text:style-name="P1">...</text:p>
      <text:p text:style-name="P1">}</text:p>
      <text:p text:style-name="P4"/>
      <text:p text:style-name="P4">This method should convolute an image with the given kernel. It's free for the developer to choose between circular or linear convol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6T11:20:35</meta:creation-date>
    <dc:date>2011-01-07T09:38:18</dc:date>
    <dc:creator>jander nascimento</dc:creator>
    <meta:editing-duration>PT00H01M34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67" meta:character-count="492"/>
  </office:meta>
</office:document-meta>
</file>